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ndroidEventBusTest.postInMainThread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droidEventBusTest.setUpAndr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PostHandler.handleMessage( 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ostHandler.EventPostHandler( Looper loo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droidEventBusTest.AbstractAndroidEventBusTest( boolean collectEventsRecei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ostHandler.pos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ndroidEventBusTest.AbstractAndroidEventBus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